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416" officeooo:paragraph-rsid="001f4416"/>
    </style:style>
    <style:style style:name="P2" style:family="paragraph" style:parent-style-name="Standard">
      <style:text-properties officeooo:rsid="001f4416" officeooo:paragraph-rsid="00213e91"/>
    </style:style>
    <style:style style:name="P3" style:family="paragraph" style:parent-style-name="Standard">
      <style:text-properties officeooo:rsid="00213e91" officeooo:paragraph-rsid="0021b16f"/>
    </style:style>
    <style:style style:name="P4" style:family="paragraph" style:parent-style-name="Standard">
      <style:text-properties officeooo:rsid="0021b16f" officeooo:paragraph-rsid="0021b16f"/>
    </style:style>
    <style:style style:name="P5" style:family="paragraph" style:parent-style-name="Standard">
      <style:text-properties fo:color="#800000" style:font-name="Courier 10 Pitch" fo:font-size="10pt" officeooo:rsid="00213e91" officeooo:paragraph-rsid="0021b16f" style:font-size-asian="10pt" style:font-size-complex="10pt"/>
    </style:style>
    <style:style style:name="P6" style:family="paragraph" style:parent-style-name="Standard">
      <style:text-properties fo:color="#800000" style:font-name="Courier 10 Pitch" fo:font-size="10pt" officeooo:rsid="00213e91" officeooo:paragraph-rsid="00213e91" fo:background-color="#ffff00" style:font-size-asian="10pt" style:font-size-complex="10pt"/>
    </style:style>
    <style:style style:name="P7" style:family="paragraph" style:parent-style-name="Standard">
      <style:text-properties fo:color="#ff6600" style:font-name="Courier 10 Pitch" fo:font-size="10pt" officeooo:rsid="0057b078" officeooo:paragraph-rsid="0057b078" fo:background-color="#ffff00" style:font-size-asian="10pt" style:font-size-complex="10pt"/>
    </style:style>
    <style:style style:name="P8" style:family="paragraph" style:parent-style-name="Standard">
      <style:text-properties officeooo:rsid="001d6e48" officeooo:paragraph-rsid="00213e91"/>
    </style:style>
    <style:style style:name="P9" style:family="paragraph" style:parent-style-name="Standard">
      <style:text-properties officeooo:rsid="0061a24b" officeooo:paragraph-rsid="00213e91"/>
    </style:style>
    <style:style style:name="P10" style:family="paragraph" style:parent-style-name="Standard">
      <style:text-properties officeooo:rsid="0061a24b" officeooo:paragraph-rsid="0061a24b"/>
    </style:style>
    <style:style style:name="P11" style:family="paragraph" style:parent-style-name="Standard">
      <style:text-properties officeooo:paragraph-rsid="0062b904"/>
    </style:style>
    <style:style style:name="P12" style:family="paragraph" style:parent-style-name="Standard">
      <style:text-properties officeooo:rsid="006678a3" officeooo:paragraph-rsid="006678a3"/>
    </style:style>
    <style:style style:name="P13" style:family="paragraph" style:parent-style-name="Standard">
      <style:text-properties officeooo:rsid="0066b858" officeooo:paragraph-rsid="0066b858"/>
    </style:style>
    <style:style style:name="P14" style:family="paragraph" style:parent-style-name="Text_20_body">
      <style:text-properties officeooo:rsid="0021b16f" officeooo:paragraph-rsid="0021b16f"/>
    </style:style>
    <style:style style:name="P15" style:family="paragraph" style:parent-style-name="Standard">
      <style:text-properties officeooo:rsid="0067abf3" officeooo:paragraph-rsid="0067abf3"/>
    </style:style>
    <style:style style:name="T1" style:family="text">
      <style:text-properties officeooo:rsid="00213e91"/>
    </style:style>
    <style:style style:name="T2" style:family="text">
      <style:text-properties officeooo:rsid="0021b16f"/>
    </style:style>
    <style:style style:name="T3" style:family="text">
      <style:text-properties officeooo:rsid="0023e604"/>
    </style:style>
    <style:style style:name="T4" style:family="text">
      <style:text-properties fo:color="#800000" style:font-name="Courier 10 Pitch" fo:font-size="10pt" style:font-size-asian="10pt" style:font-size-complex="10pt"/>
    </style:style>
    <style:style style:name="T5" style:family="text">
      <style:text-properties fo:color="#800000" style:font-name="Courier 10 Pitch" fo:font-size="10pt" officeooo:rsid="0023e604" style:font-size-asian="10pt" style:font-size-complex="10pt"/>
    </style:style>
    <style:style style:name="T6" style:family="text">
      <style:text-properties fo:color="#800000" style:font-name="Courier 10 Pitch" fo:font-size="10pt" officeooo:rsid="00213e91" style:font-size-asian="10pt" style:font-size-complex="10pt"/>
    </style:style>
    <style:style style:name="T7" style:family="text">
      <style:text-properties fo:color="#800000" style:font-name="Courier 10 Pitch" fo:font-size="10pt" officeooo:rsid="0021b16f" style:font-size-asian="10pt" style:font-size-complex="10pt"/>
    </style:style>
    <style:style style:name="T8" style:family="text">
      <style:text-properties fo:color="#800000" style:font-name="Courier 10 Pitch" fo:font-size="10pt" officeooo:rsid="005644c4" style:font-size-asian="10pt" style:font-size-complex="10pt"/>
    </style:style>
    <style:style style:name="T9" style:family="text">
      <style:text-properties officeooo:rsid="00469774"/>
    </style:style>
    <style:style style:name="T10" style:family="text">
      <style:text-properties officeooo:rsid="005644c4"/>
    </style:style>
    <style:style style:name="T11" style:family="text">
      <style:text-properties officeooo:rsid="0061a24b"/>
    </style:style>
    <style:style style:name="T12" style:family="text">
      <style:text-properties officeooo:rsid="00684a26"/>
    </style:style>
    <style:style style:name="T13" style:family="text">
      <style:text-properties officeooo:rsid="00695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How Django templating work?</text:p>
      <text:p text:style-name="P1"/>
      <text:p text:style-name="P1">A)</text:p>
      <text:p text:style-name="P2">The thing to understand with Django templates is that the base template. the one that is 'extended', is <text:span text:style-name="T9">THE</text:span> template.. and everything in that template will be displayed whether it is within a block tag or outside one.</text:p>
      <text:p text:style-name="P2"><text:span text:style-name="T1">For example, in the below code from </text:span><text:span text:style-name="T6">personal/home.html</text:span><text:span text:style-name="T1">,</text:span></text:p>
      <text:p text:style-name="P6">{% extends "personal/header.html" %}</text:p>
      <text:p text:style-name="P6">{% block content %}</text:p>
      <text:p text:style-name="P6"><text:s/>&lt;p&gt;Hey, Welcome to my website! I am a programmer!&lt;/p&gt;</text:p>
      <text:p text:style-name="P6">{% endblock %}</text:p>
      <text:p text:style-name="P3">base template is <text:span text:style-name="T4">personal/header.html</text:span>, because this the one tha tis extended <text:span text:style-name="T2">and everything in that <text:s/>template </text:span><text:span text:style-name="T4">personal/header.html</text:span> <text:span text:style-name="T2">will be displayed. Below shows </text:span><text:span text:style-name="T7">personal/header.html</text:span><text:span text:style-name="T2"> as,</text:span></text:p>
      <text:p text:style-name="P7">&lt;!DOCTYPE html&gt;</text:p>
      <text:p text:style-name="P7">&lt;html lang="en"&gt;</text:p>
      <text:p text:style-name="P7">&lt;head&gt;</text:p>
      <text:p text:style-name="P7"><text:tab/>&lt;title&gt;Ethashamuddin Mohammed&lt;/title&gt;</text:p>
      <text:p text:style-name="P7"><text:tab/>&lt;meta charset="utf-8" /&gt;</text:p>
      <text:p text:style-name="P7">&lt;/head&gt;</text:p>
      <text:p text:style-name="P7"/>
      <text:p text:style-name="P7">&lt;body class="body" style="background-color:#f6f6f6"&gt;</text:p>
      <text:p text:style-name="P7"><text:tab/>&lt;div&gt;</text:p>
      <text:p text:style-name="P7"><text:tab/> <text:s text:c="2"/>{% block content %}</text:p>
      <text:p text:style-name="P7"><text:tab/> <text:s text:c="2"/>{% endblock %}<text:tab/></text:p>
      <text:p text:style-name="P7"><text:tab/>&lt;/div&gt;</text:p>
      <text:p text:style-name="P7">&lt;/body&gt;</text:p>
      <text:p text:style-name="P3">When you 'extend' a template, any blocks declared which match blocks in the template that was extended, will override the content of those blocks. <text:span text:style-name="T2">For example, </text:span><text:span text:style-name="T7">personal/home.html</text:span><text:span text:style-name="T2"> has blocks declared as,</text:span></text:p>
      <text:p text:style-name="P3"/>
      <text:p text:style-name="P5">{% block content %}</text:p>
      <text:p text:style-name="P5"><text:s/>&lt;p&gt;Hey, Welcome to my website! I am a programmer!&lt;/p&gt;</text:p>
      <text:p text:style-name="P5">{% endblock %}</text:p>
      <text:p text:style-name="P4">that will override the content of those blocks.</text:p>
      <text:p text:style-name="P4"/>
      <text:p text:style-name="P14">Most web sites/applications have a more or less consistent layout from page to page. So, a typical template setup would be to have a master template that contains blocks for all the various parts of the page, with divs and css to arrange the layout the way you want. Put as much as the common html.. the stuff that does not change often from one page to the next, in that base template, and make sure the base template contains blocks for anything you need to fill in when you extend the template. These blocks can contain default html which will be shown if the extending template does not override that block. Or they can be empty.</text:p>
      <text:p text:style-name="Text_20_body">Then, for each new template variation that you need, extend the master template and override only those blocks that need to be filled in or overrriden.</text:p>
      <text:p text:style-name="Text_20_body">Don't think of the extend as bringing the code of your base template into the template that is extending it. Django templates do not work like that. Think of the base template as THE template<text:span text:style-name="T10">(</text:span><text:span text:style-name="T8">personal/header.html</text:span><text:span text:style-name="T10">)</text:span> which has all the basic building blocks of your page, and then the extension<text:span text:style-name="T3">(</text:span><text:span text:style-name="T5">personal/home.html</text:span><text:span text:style-name="T3">)</text:span> MODIFIES the blocks of the template that it extends.</text:p>
      <text:p text:style-name="P4"><text:soft-page-break/>If you have a different situation where the pieces of your page need to be defined in different templates and you wish to piece them together, then what you are looking for is the <text:span text:style-name="Source_20_Text"><text:span text:style-name="T4">{% include'templatename' %}</text:span></text:span> tag.</text:p>
      <text:p text:style-name="P8"/>
      <text:p text:style-name="P15">You cannot extend from multiple django templates. <text:span text:style-name="T13">I</text:span>t's a single line inheritance.</text:p>
      <text:p text:style-name="P15"/>
      <text:p text:style-name="P8"/>
      <text:p text:style-name="P8"/>
      <text:p text:style-name="P8"/>
      <text:p text:style-name="P11"><text:span text:style-name="T11"><text:tab/><text:tab/>Mechanics - </text:span>language syntax of the Django template system</text:p>
      <text:p text:style-name="P12">TODO</text:p>
      <text:p text:style-name="P13">https://docs.djangoproject.com/en/dev/ref/templates/language/</text:p>
      <text:p text:style-name="P13">https://docs.djangoproject.com/en/dev/ref/templates/api/</text:p>
      <text:p text:style-name="P10"/>
      <text:p text:style-name="P8"/>
      <text:p text:style-name="P8"/>
      <text:p text:style-name="P8"/>
      <text:p text:style-name="P8"/>
      <text:p text:style-name="P8"/>
      <text:p text:style-name="P8"/>
      <text:p text:style-name="P8"/>
      <text:p text:style-name="P8"/>
      <text:p text:style-name="P8"/>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22:12:12.095935907</meta:creation-date>
    <meta:generator>LibreOffice/5.1.6.2$Linux_X86_64 LibreOffice_project/10m0$Build-2</meta:generator>
    <dc:date>2017-08-26T23:33:13.481085519</dc:date>
    <meta:editing-duration>PT29M10S</meta:editing-duration>
    <meta:editing-cycles>45</meta:editing-cycles>
    <meta:document-statistic meta:table-count="0" meta:image-count="0" meta:object-count="0" meta:page-count="2" meta:paragraph-count="35" meta:word-count="438" meta:character-count="2790" meta:non-whitespace-character-count="2369"/>
  </office:meta>
</office:document-meta>
</file>